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text-position="sub 58%"/>
    </style:style>
    <style:style style:name="T100" style:family="text">
      <style:text-properties fo:font-style="italic" style:font-style-asian="italic" style:font-style-complex="italic" style:text-position="sub 58%"/>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style:text-position="sub 58%"/>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text-position="sub 58%"/>
    </style:style>
    <style:style style:name="T111" style:family="text">
      <style:text-properties fo:font-style="italic" style:font-style-asian="italic" style:font-style-complex="italic" style:text-position="sub 58%"/>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text-position="sub 58%"/>
    </style:style>
    <style:style style:name="T125" style:family="text">
      <style:text-properties fo:font-style="italic" style:font-style-asian="italic" style:font-style-complex="italic" style:text-position="sub 58%"/>
    </style:style>
    <style:style style:name="T126" style:family="text">
      <style:text-properties fo:font-style="italic" style:font-style-asian="italic" style:font-style-complex="italic"/>
    </style:style>
    <style:style style:name="T127" style:family="text">
      <style:text-properties style:text-position="sub 58%"/>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text-position="sub 58%"/>
    </style:style>
    <style:style style:name="T137" style:family="text">
      <style:text-properties fo:font-style="italic" style:font-style-asian="italic" style:font-style-complex="italic" style:text-position="sub 58%"/>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text-position="sub 58%"/>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text-position="sub 58%"/>
    </style:style>
    <style:style style:name="T152" style:family="text">
      <style:text-properties fo:font-style="italic" style:font-style-asian="italic" style:font-style-complex="italic" style:text-position="sub 58%"/>
    </style:style>
    <style:style style:name="T153" style:family="text">
      <style:text-properties fo:font-style="italic" style:font-style-asian="italic" style:font-style-complex="italic"/>
    </style:style>
    <style:style style:name="T154" style:family="text">
      <style:text-properties style:text-position="sub 58%"/>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style:text-position="sub 58%"/>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text-position="sub 58%"/>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text-position="sub 58%"/>
    </style:style>
    <style:style style:name="T175" style:family="text">
      <style:text-properties style:text-position="sub 58%"/>
    </style:style>
    <style:style style:name="T176" style:family="text">
      <style:text-properties style:text-position="sub 58%"/>
    </style:style>
    <style:style style:name="T177" style:family="text">
      <style:text-properties style:text-position="sub 58%"/>
    </style:style>
    <style:style style:name="T178" style:family="text">
      <style:text-properties style:text-position="sub 58%"/>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text-position="sub 58%"/>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style>
    <style:style style:name="T192" style:family="text">
      <style:text-properties style:text-position="sub 58%"/>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text-position="sub 58%"/>
    </style:style>
    <style:style style:name="T196" style:family="text">
      <style:text-properties fo:font-style="italic" style:font-style-asian="italic" style:font-style-complex="italic"/>
    </style:style>
    <style:style style:name="T197" style:family="text">
      <style:text-properties style:text-position="sub 58%"/>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text-position="sub 58%"/>
    </style:style>
    <style:style style:name="T207" style:family="text">
      <style:text-properties fo:font-style="italic" style:font-style-asian="italic" style:font-style-complex="italic"/>
    </style:style>
    <style:style style:name="T208" style:family="text">
      <style:text-properties style:text-position="sub 58%"/>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text-position="sub 58%"/>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s, and at the international level the rapid increase of mass media in recent decades has coincided with a similarly notable spread of civil wars. Yet recent quantitative research suggests that mass media decrease the probability of civil war onset by enhancing the power of states and therefore deterring insurgencies. To explain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ountry-level, cross-sectional time-series data from a recent study (Warren 2014) and long-run historical time-series at the international level. I find evidence of substantial non-linearity in the effect of mass media on civil war onset at both levels of analysis. This research note contributes an important new insight into the causes of civil war and contributes to the burgeoning research agenda on the nexus of information-communication technology (ICT) and political conflict.</text:p>
      <text:p text:style-name="Text_20_body">Last updated: January 29, 2015.<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If mass media decrease the probability of civil war, it is puzzling that the proliferation of mass media since the 1950s coincides with a surge in civil war prevalence beginning in the 1960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as well as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beyond a certain level of mass media density.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wo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then consider long-term historical time-series at the international level, to examine whether the war-before-peace theory helps explain the empirical pattern of civil war prevalence at the international level.</text:p>
      <text:p text:style-name="Text_20_body">The implications of this research note are twofold. First, this research note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two observable implications which are mutually exclusive with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as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recent article argues that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 more than the communicative power of potential challengers.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higher levels of mass media are expected to make stronger states and therefore lower the probability of observing civil war.</text:p>
      <text:p text:style-name="Text_20_body">Using state-level data for a large panel of countries from 1945 to 1999, Warren constructs a media density index (MDI) on a country-year basis capturing the total number of televisions, radios, and newspapers per 100 people.<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has two key logical shortcomings. First, the unique logic of mass communications which is expected to benefit the state’s inclusive national appeals more than insurgents’ divisive appeals should not be linearly increasing with mass media density but should rather be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473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There is no way to know <text:span text:style-name="T5">a</text:span><text:span text:style-name="T6"> </text:span><text:span text:style-name="T7">priori</text:span> how many people need access to mass media technologies before they constitute a mass public network and therefore the categorical presence of a mass communications system. The question is pursued empirically below.</text:p></text:note-body></text:note></text:p>
      <text:p text:style-name="Text_20_body">Second, if the level of mass media increases state strength, then the <text:span text:style-name="T8">first</text:span><text:span text:style-name="T9"> </text:span><text:span text:style-name="T10">appearance</text:span><text:span text:style-name="T11"> </text:span><text:span text:style-name="T12">and</text:span><text:span text:style-name="T13"> </text:span><text:span text:style-name="T14">early</text:span><text:span text:style-name="T15"> </text:span><text:span text:style-name="T16">growth</text:span> of mass media within a country should increase the utility of controlling the state relative to other means of influencing it.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The closer a country’s mass media density is to the threshold at which it will constitute a capacity for mass communications, the more attractive it will be for opposition groups outside the state to gain control of the state. It is increasingly urgent as the state becomes nearer to consolidating its normative power via mass communications and therefore significantly less vulnerable to insurgency; also, the closer a country is to the threshold the less time will a successful insurgency be vulnerable to yet another insurgency before its own normative power is consolidated by a mass communications system. Thus, if it is true that increasing mass media density makes state power increasingly safe from insurgency, then before media density crosses the threshold of constituting mass communications power, each increase in mass media density should further increase the payoffs to violent insurgency.</text:p>
      <text:h text:style-name="Heading_20_1" text:outline-level="1">A Non-Linear Theory of Mass Media and Civil War</text:h>
      <text:p text:style-name="First_20_paragraph">This section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17">introduction</text:span><text:span text:style-name="T18"> </text:span><text:span text:style-name="T19">and</text:span><text:span text:style-name="T20"> </text:span><text:span text:style-name="T21">early</text:span><text:span text:style-name="T22"> </text:span><text:span text:style-name="T23">growth</text:span> of mass media density within a country should <text:span text:style-name="T24">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 It is only beyond that threshold that a negative relationship between mass media density and civil war should hold.</text:p>
      <text:p text:style-name="Text_20_body">To test whether this modified theory is preferable to the original, general pacification theory, I deduce two distinct observable implications which are mutually exclusive with the original theory, increasing causal leverage by exposing the new, modified theory to new opportunities for falsification (Ging King, Keohane, and Verba 1994, 30). If the modified, non-linear theory is correct, then each of the following should be true:</text:p>
      <text:p text:style-name="Text_20_body"><text:span text:style-name="T25">Hypothesis</text:span><text:span text:style-name="T26"> </text:span><text:span text:style-name="T27">1:</text:span> There should exist a threshold of mass media density below which year-to-year increases in mass media density <text:span text:style-name="T28">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29">Hypothesis</text:span><text:span text:style-name="T30"> </text:span><text:span text:style-name="T31">2:</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e first investigation for H1 uses the replication data from Warren (2014), a panel dataset of country-level variables covering 175 countries over a maximum of 55 years in the period 1945-1999. As the variables used in the present analyses follow the original analyses as closely as possible, for the sake of consistency and comparison, readers may consult the original article for a more detailed discussion of the data. Briefly, the dependent variable in all analyses is <text:span text:style-name="T32">CIVIL</text:span><text:span text:style-name="T33"> </text:span><text:span text:style-name="T34">WAR</text:span><text:span text:style-name="T35"> </text:span><text:span text:style-name="T36">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37">MDI,</text:span> which captures overall mass media density, or the total number of newspapers, televisions, and radios per 100 people. A battery of control variables which are believed to be associated with civil war onset include the following. <text:span text:style-name="T38">OIL</text:span><text:span text:style-name="T39"> </text:span><text:span text:style-name="T40">EXPORTER</text:span> takes a value of 1 if greater than one-third of a country’s total export revenus are from fossil fuels. <text:span text:style-name="T41">DEMOCRACY</text:span> is the traditional measure from the well-known Polity IV data set, on a scale from 1-21. <text:span text:style-name="T42">DEMOCRACY^2</text:span> is the square <text:span text:style-name="T43">DEMOCRACY</text:span>, to control for the possibility of non-linear effects. <text:span text:style-name="T44">PEACE</text:span><text:span text:style-name="T45"> </text:span><text:span text:style-name="T46">YEARS</text:span> counts the number of years since a previous civil war, and a natural cubic spline of peace years to control for temporal dependence. Finally, <text:span text:style-name="T47">GDP</text:span><text:span text:style-name="T48"> </text:span><text:span text:style-name="T49">PER</text:span><text:span text:style-name="T50"> </text:span><text:span text:style-name="T51">CAPITA</text:span>, <text:span text:style-name="T52">ETHNIC</text:span><text:span text:style-name="T53"> </text:span><text:span text:style-name="T54">FRACTIONALIZATION</text:span>, <text:span text:style-name="T55">RELIGIOUS</text:span><text:span text:style-name="T56"> </text:span><text:span text:style-name="T57">FRACTIONALIZATION</text:span>, and logarithms for <text:span text:style-name="T58">LAND</text:span><text:span text:style-name="T59"> </text:span><text:span text:style-name="T60">AREA</text:span>, <text:span text:style-name="T61">MOUNTAINOUS</text:span><text:span text:style-name="T62"> </text:span><text:span text:style-name="T63">TERRAIN</text:span>, and <text:span text:style-name="T64">POPULATION</text:span> complete the main battery of controls dictated by previous research and employed in the original analyses. Also following the original analyses, all independent variables are lagged by one year.</text:p>
      <text:p text:style-name="Text_20_body">Regarding Hypothesis 1,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semi-parametric regression to test for the presence of a threshold at which the effect of mass media density changes, and then traditional parametric regressions will provide additional tests and more convenient estimates of effect sizes. For the semi-parametric regresion, I estimated a Generalized Additive Model (GAM) such that the effect of mass media density is estimated via nonparametric smooth but all other predictors are estimated traditionally. Estimation via non-parametric smooth allows for the maximum-likelihood estimate of a traditional logistic regression to inductively identify curvature in the relationship between the independent and dependent variable; the smoothness of the curves is determined by penalized regression splines which are estimated to maximize likelihood. While the GAM model with non-parametric smoothing is a well-established tool for testing non-linear hypotheses, it is not readily interpretable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is would represent evidence for Hypothesis 1.</text:p>
      <text:p text:style-name="Text_20_body">To further explore Hypothesis 1,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65">increase</text:span> the likelihood of civil war onset rather than decrease it.</text:p>
      <text:p text:style-name="Text_20_body">Hypothesis 2 seeks causal leverage from a level of analysis distinct from the level at which the original theory was tested (country-level). Additionally, Hypothesis 2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66">TV</text:span> equivalent to the one discussed above but which takes a zero for all years prior to 1945.</text:p>
      <text:p text:style-name="Text_20_body">To test Hypothesis 2, I estimate a series of regressions using the negative binomial distribution for count data, where the dependent variable is the total count of civil war onsets in the international system each year. One drawback to this strategy is that several of the other control variables in the main regressions are not available for such a long historical period and their omission could lead to biased or spurious estimates. Fortunately, there are several good reasons why the threat of omitted variable bias is outweighed by the leverage gained by testing these hypotheses at the international-level and with an elongated time-series. First, the variables related to physical geography such as <text:span text:style-name="T67">OIL</text:span><text:span text:style-name="T68"> </text:span><text:span text:style-name="T69">EXPORTER</text:span>, <text:span text:style-name="T70">LAND</text:span><text:span text:style-name="T71"> </text:span><text:span text:style-name="T72">AREA</text:span> and <text:span text:style-name="T73">MOUNTAINOUS</text:span><text:span text:style-name="T74"> </text:span><text:span text:style-name="T75">TERRAIN</text:span> are unlikely to vary appreciably because, while in principle they can vary from changes in the number or size of states, they refer to quantities which are ultimately fixed at the international level. Second, while variables such as <text:span text:style-name="T76">RELIGIOUS</text:span><text:span text:style-name="T77"> </text:span><text:span text:style-name="T78">FRACTIONALIZATION</text:span> and <text:span text:style-name="T79">ETHNIC</text:span><text:span text:style-name="T80"> </text:span><text:span text:style-name="T81">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compared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r = 0.9108). Second, television plausibly is subject to the greatest economies of scale among the three components of mass media density, which means it should be the most pacifying of the three. Therefore, it should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it would be stronger evidence of the hypothesis than would be a general index of mass media density. For these reasons, relying solely on television density to test Hypothesis 2 is a reasonable and conservative solution to the lack of historical time-series reflecting newspaper and radio density.</text:p>
      <text:p text:style-name="Text_20_body">Modeling the international-level dynamics of civil war onsets, I also include controls for global events likely to shape the likelihood of civil war onsets. The variable <text:span text:style-name="T82">STATES</text:span> controls for the number of states in the international system in each year (Correlates of War Project 2011) to control for the possibility that civil war prevalence is shaped by the number of units subject to the possibility of civil war. <text:span text:style-name="T83">WWI</text:span> is a dummy variable for the years 1914-1918, <text:span text:style-name="T84">WWII</text:span> is a dummy variable for the years 1939-1944, and <text:span text:style-name="T85">Cold</text:span><text:span text:style-name="T86"> </text:span><text:span text:style-name="T87">War</text:span> is a dummy variable for the years 1947-1991. Finally, to check that results are not dependent on the years in which a value of 0 is imputed to televison density, I include the variable <text:span text:style-name="T88">IMPUTED</text:span> which is a dummy variable for all years before 1945. All dummy variables take a value of 1 when they are equal to the condition they state, and a value of 0 otherwise. A lagged dependent variable on the right-hand side of the regression equation controls for autocorrelation.</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 (Hintze and Nelson 1998; Kastellec and Leoni 2007).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text:p>
      <text:p text:style-name="Text_20_body"><draw:frame draw:name="img2" svg:width="0pt" svg:height="0pt"><draw:image xlink:href="Pictures/1.pdf" xlink:type="simple" xlink:show="embed" xlink:actuate="onLoad"/></draw:frame></text:p>
      <text:p text:style-name="Text_20_body">These plots illustrate three important facts about the distributions of civil war onset and mass media density in this sample of countries between 1945-1999. 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 are unrepresentatively low levels of mass media density (Warren 2014, 132). Warren argues that because analysts have effectively selected these cases on the dependent variable, they “observe mass communication behavior only in those countries that are experiencing the outbreak of large-scale civil conflict” (Warren 2014, 132). The implication is that the positive association between mass media and civil war established by previous qualitative research is spurious and that “expanding our focus to the full universe of cases reveals quite a different picture” (Warren 2014,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89">in</text:span><text:span text:style-name="T90"> </text:span><text:span text:style-name="T91">that</text:span><text:span text:style-name="T92"> </text:span><text:span text:style-name="T93">year</text:span>, these cases bracket the global median of MDI (23.924) by less than half of one standard deviation (25.9347)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may drive a disproportionate amount of the negative association between levels of MDI and civil war. Figure 2 illustrates that no civil war has ever been observed in any country-year characterized by MDI greater than roughly 150, but these are highly unrepresentative cases (in the 94% percentile). This is important because it indicates that estimates of the relationship between mass media and civil war may be driven by a minority of cases with uncommonly high values on the independent variable, leading to misleading inferences.</text:p>
      <text:p text:style-name="Text_20_body">Finally, civil wars are most frequently observed at low but positive levels of MDI compared to the zero level.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94">O</text:span><text:span text:style-name="T95">n</text:span><text:span text:style-name="T96">s</text:span><text:span text:style-name="T97">e</text:span><text:span text:style-name="T98">t</text:span><text:span text:style-name="T99">i</text:span><text:span text:style-name="T100">t</text:span> = <text:span text:style-name="T101">α</text:span> + <text:span text:style-name="T102">f</text:span><text:span text:style-name="T103">1</text:span>(<text:span text:style-name="T104">L</text:span><text:span text:style-name="T105">o</text:span><text:span text:style-name="T106">g</text:span><text:span text:style-name="T107">M</text:span><text:span text:style-name="T108">D</text:span><text:span text:style-name="T109">I</text:span><text:span text:style-name="T110">i</text:span><text:span text:style-name="T111">t</text:span>) + <text:span text:style-name="T112">C</text:span><text:span text:style-name="T113">o</text:span><text:span text:style-name="T114">n</text:span><text:span text:style-name="T115">t</text:span><text:span text:style-name="T116">r</text:span><text:span text:style-name="T117">o</text:span><text:span text:style-name="T118">l</text:span><text:span text:style-name="T119">s</text:span><text:span text:style-name="T120">i</text:span><text:span text:style-name="T121">t</text:span><text:span text:style-name="T122">β</text:span> + <text:span text:style-name="T123">ɛ</text:span><text:span text:style-name="T124">i</text:span><text:span text:style-name="T125">t</text:span></text:p>
      <text:p text:style-name="Text_20_body">where the partial-regression function <text:span text:style-name="T126">f</text:span><text:span text:style-name="T127">1</text:span>( ⋅ ) is fit by a smoothing spline (Fox 2002; Wood 2000) and <text:span text:style-name="T128">C</text:span><text:span text:style-name="T129">O</text:span><text:span text:style-name="T130">N</text:span><text:span text:style-name="T131">T</text:span><text:span text:style-name="T132">R</text:span><text:span text:style-name="T133">O</text:span><text:span text:style-name="T134">L</text:span><text:span text:style-name="T135">S</text:span><text:span text:style-name="T136">i</text:span><text:span text:style-name="T137">t</text:span> is the vector of control variables used in Warren’s original models. The number of smoothing splines is determined by generalized cross validation as part of the estimation procedure.<text:note text:id="ftn7" text:note-class="footnote"><text:note-citation>8</text:note-citation><text:note-body><text:p text:style-name="Footnote">The model was estimated using the function <text:span text:style-name="T138">gam</text:span> in the <text:span text:style-name="T13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To determine whether the non-linear fit is superior to the linear fit, a simple analysis of variance (ANOVA) can be used to contrast the deviance of each model. Table 1 displays the results, which suggest that the non-linear fit reduces the deviance by 18 and is statistically significant.</text:p>
      <text:p text:style-name="Text_20_body"><draw:frame draw:name="img3" svg:width="0pt" svg:height="0pt"><draw:image xlink:href="Pictures/2.pdf" xlink:type="simple" xlink:show="embed" xlink:actuate="onLoad"/></draw:frame></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in by creating a subset of the original sample containing only country-years with MDI levels below the inflection point identified by the non-linear regression (when logged MDI is equal to about 2, or an MDI level of about 6.3885). While it is reasonable to think such a low threshold might only correspond to a substantively trivial number of cases, on the contrary, this subset contains 1360 cases or about 20% of the original sample. I estimate traditional logistic regressions all of which are variations on the form</text:p>
      <text:p text:style-name="Text_20_body"><text:span text:style-name="T140">O</text:span><text:span text:style-name="T141">n</text:span><text:span text:style-name="T142">s</text:span><text:span text:style-name="T143">e</text:span><text:span text:style-name="T144">t</text:span><text:span text:style-name="T145">i</text:span><text:span text:style-name="T146">t</text:span> = <text:span text:style-name="T147">α</text:span> + <text:span text:style-name="T148">M</text:span><text:span text:style-name="T149">D</text:span><text:span text:style-name="T150">I</text:span><text:span text:style-name="T151">i</text:span><text:span text:style-name="T152">t</text:span><text:span text:style-name="T153">β</text:span><text:span text:style-name="T154">1</text:span> + <text:span text:style-name="T155">C</text:span><text:span text:style-name="T156">o</text:span><text:span text:style-name="T157">n</text:span><text:span text:style-name="T158">t</text:span><text:span text:style-name="T159">r</text:span><text:span text:style-name="T160">o</text:span><text:span text:style-name="T161">l</text:span><text:span text:style-name="T162">s</text:span><text:span text:style-name="T163">i</text:span><text:span text:style-name="T164">t</text:span><text:span text:style-name="T165">β</text:span><text:span text:style-name="T166">2</text:span> + <text:span text:style-name="T167">ɛ</text:span><text:span text:style-name="T168">i</text:span><text:span text:style-name="T169">t</text:span></text:p>
      <text:p text:style-name="Text_20_body">and where all the variables are the same as in the previous equation, with the exception that <text:span text:style-name="T170">MDI</text:span> is not logged.</text:p>
      <text:p text:style-name="Text_20_body">Table 2 displays the results with adjustment for rare events (Gary King and Zeng 2001).<text:note text:id="ftn8" text:note-class="footnote"><text:note-citation>9</text:note-citation><text:note-body><text:p text:style-name="Footnote">Traditional logistic regression estimated by maximum-likelihood would likely underestimate the probability of civil war onsets because civil wars begin in relatively very few country-years. There are 119 (2.0588%) onsets in the full sample and 41 (3.2437%) in the subset of low-MDI country-years.</text:p></text:note-body></text:note> Before analysis, I subtracted the mean from each continuous independent variable and then divided it by two standard deviations so that all resulting coefficients are readily comparable.<text:note text:id="ftn9" text:note-class="footnote"><text:note-citation>10</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23.924). While Model 1 successfully replicates Warren’s main finding with a negative and statistically significant coefficient for MDI levels, Model 2 indicates that this coefficient is not statistically significant for country-years below the median level of MDI. The third column estimates a model nearly equivalent to the first two but only for country-years below the 20th percentile of MDI, roughly the inflection point suggested by the semi-parametric regression estimated in the previous stage of analysis (the logarithm of MDI equal to 2).<text:note text:id="ftn10" text:note-class="footnote"><text:note-citation>11</text:note-citation><text:note-body><text:p text:style-name="Footnote">I use the 20th percentile of MDI because it is a convenient and conventional cutoff for segmenting distributions; it is slightly less than a logarithm of 2.</text:p></text:note-body></text:note> Distinct from Models 1 and 2, the independent variable of interest in Model 3 is the variable capturing year-to-year changes in MDI rather than levels of MDI. Levels of MDI are not included as an independent variable because Model 3 is effectively already controlling for the level of MDI by restricting attention to the 20th percentile of media density. The coefficient for Δ <text:span text:style-name="T171">M</text:span><text:span text:style-name="T172">D</text:span><text:span text:style-name="T173">I</text:span><text:span text:style-name="T174">t</text:span><text:span text:style-name="T175"> </text:span><text:span text:style-name="T176">−</text:span><text:span text:style-name="T177"> </text:span><text:span text:style-name="T178">1</text:span> is negative and statistically significant, as predicted by Hypothesis 1.</text:p>
      <text:p text:style-name="Text_20_body">The results suggest that the general pacification theory would significantly underestimate the probability of civil war onset in countries first observing the introduction and early spread of mass media. Warren’s baseline model (Model 1) would lead us to predict that a country moving from zero MDI to the 20th percentile (5.4992) would, on average, cause the probability of civil war onset to decrease by -0.0047, from an already quite low 0.0355. However, when we estimate the same model on only those country-years in the 20th percentile of mass media density (Model 3), simulations suggest an increase of 5.4992 would cause the probability of civil war onset to increase by an average of 0.6309, from 0.0208 to 0.6517.</text:p>
      <text:p text:style-name="Text_20_body">While the difference between zero MDI and the 20th percentile of 5.4992 is a useful yardstick with respect to the entire range of <text:span text:style-name="T179">levels</text:span> observed in the sample, the mean year-to-year change observed in the subset of pre-mass communications systems is only 0.2118 and the maximum is only 2.77. Thus, to gain a more realistic sense of how the early spread of mass media shapes civil war onset,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1-point change in MDI would cause the probability of civil war onset to increase by an average of 0.0311, from 0.021 to 0.052. A 2.5-point change in MDI would cause the probability of civil war onset to increase by an average of 0.1955, from 0.0206 to 0.2161.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the size of the war-before-peace effect is notably larger and represents a more substantively salient risk for this same reason.</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80">O</text:span><text:span text:style-name="T181">n</text:span><text:span text:style-name="T182">s</text:span><text:span text:style-name="T183">e</text:span><text:span text:style-name="T184">t</text:span><text:span text:style-name="T185">s</text:span><text:span text:style-name="T186">i</text:span> = <text:span text:style-name="T187">α</text:span> + <text:span text:style-name="T188">T</text:span><text:span text:style-name="T189">V</text:span><text:span text:style-name="T190">i</text:span><text:span text:style-name="T191">β</text:span><text:span text:style-name="T192">1</text:span> + Δ <text:span text:style-name="T193">T</text:span><text:span text:style-name="T194">V</text:span><text:span text:style-name="T195">i</text:span><text:span text:style-name="T196">β</text:span><text:span text:style-name="T197">2</text:span> + <text:span text:style-name="T198">C</text:span><text:span text:style-name="T199">o</text:span><text:span text:style-name="T200">n</text:span><text:span text:style-name="T201">t</text:span><text:span text:style-name="T202">r</text:span><text:span text:style-name="T203">o</text:span><text:span text:style-name="T204">l</text:span><text:span text:style-name="T205">s</text:span><text:span text:style-name="T206">i</text:span><text:span text:style-name="T207">β</text:span><text:span text:style-name="T208">3</text:span> + <text:span text:style-name="T209">ɛ</text:span><text:span text:style-name="T210">i</text:span>, </text:p>
      <text:p text:style-name="Text_20_body">where the dependent variable <text:span text:style-name="T211">Onsets</text:span> is the number of civil wars which begin in year <text:span text:style-name="T212">i</text:span>, and the independent variables of interest are the levels and first differences of television density (<text:span text:style-name="T213">TV</text:span> and Δ <text:span text:style-name="T214">T</text:span><text:span text:style-name="T215">V</text:span>, respectively).</text:p>
      <text:p text:style-name="Text_20_body">Model 1 is a baseline model. Model 2 includes controls variables <text:span text:style-name="T216">WW1</text:span>, <text:span text:style-name="T217">WW2</text:span>, and <text:span text:style-name="T218">COLD</text:span><text:span text:style-name="T219"> </text:span><text:span text:style-name="T220">WAR.</text:span> Model 3 adds to these the control variable <text:span text:style-name="T221">IMPUTED.</text:span> Each model provides evidence for Hypothesis 2, that with respect to the international system in historical perspective, year-to-year increases in television density are positively associated with the number of civil war onsets in the following year. Figure 6 illustrates the expected change in global civil war onsets for a range of changes in the global mean of television density. These results are consistent with the evidence presented above, reflecting that year-to-year increases in media density within low levels increase the likelihood of civil war, even if media density has a pacifying effect in the long-run. Interestingly, the international-level models do not provide much evidence for a long-term pacifying effect from levels of television density, as the negative effect is no longer statistically significant after controlling for <text:span text:style-name="T222">WW1</text:span>, <text:span text:style-name="T223">WW2</text:span>, and <text:span text:style-name="T224">COLD</text:span><text:span text:style-name="T225"> </text:span><text:span text:style-name="T226">WAR</text:span>. However, this could be for th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p text:style-name="Text_20_body">Simulations suggest that a .5 increase in the global mean TV density (an increase equal to two standard deviations above the mean yearly increase) would cause the number of civil wars to increase by an average of 0.9689, from 1.5175 to 2.4864.</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insurgents.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n improved empirical accounting of mass media in patterns of civil war onset. Second, the implications are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22, p-value = 0.7473 alternative hypothesis: stationarity</text:p>
      <text:p text:style-name="P4">Pesaran's CIPS test for unit roots</text:p>
      <text:p text:style-name="First_20_paragraph">data: unit$mdi CIPS test = -2.064,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27">Imagined</text:span><text:span text:style-name="T228"> </text:span><text:span text:style-name="T229">Communities</text:span><text:span text:style-name="T230">:</text:span><text:span text:style-name="T231"> </text:span><text:span text:style-name="T232">Reflections</text:span><text:span text:style-name="T233"> </text:span><text:span text:style-name="T234">on</text:span><text:span text:style-name="T235"> </text:span><text:span text:style-name="T236">the</text:span><text:span text:style-name="T237"> </text:span><text:span text:style-name="T238">Origin</text:span><text:span text:style-name="T239"> </text:span><text:span text:style-name="T240">and</text:span><text:span text:style-name="T241"> </text:span><text:span text:style-name="T242">Spread</text:span><text:span text:style-name="T243"> </text:span><text:span text:style-name="T244">of</text:span><text:span text:style-name="T245"> </text:span><text:span text:style-name="T246">Nationalism</text:span>. London: Verso.</text:p>
      <text:p text:style-name="Text_20_body">Bolt, J. 2013. “The First Update of the Maddison Project; Re-Estimating Growth Before 1820.” <text:span text:style-name="T247">Maddison</text:span><text:span text:style-name="T248"> </text:span><text:span text:style-name="T249">Project</text:span><text:span text:style-name="T250"> </text:span><text:span text:style-name="T251">Working</text:span><text:span text:style-name="T252"> </text:span><text:span text:style-name="T253">Paper</text:span> 4.</text:p>
      <text:p text:style-name="Text_20_body">Brass, Paul R. 1997. <text:span text:style-name="T254">Theft</text:span><text:span text:style-name="T255"> </text:span><text:span text:style-name="T256">of</text:span><text:span text:style-name="T257"> </text:span><text:span text:style-name="T258">an</text:span><text:span text:style-name="T259"> </text:span><text:span text:style-name="T260">Idol</text:span><text:span text:style-name="T261">:</text:span><text:span text:style-name="T262"> </text:span><text:span text:style-name="T263">Text</text:span><text:span text:style-name="T264"> </text:span><text:span text:style-name="T265">and</text:span><text:span text:style-name="T266"> </text:span><text:span text:style-name="T267">Context</text:span><text:span text:style-name="T268"> </text:span><text:span text:style-name="T269">in</text:span><text:span text:style-name="T270"> </text:span><text:span text:style-name="T271">the</text:span><text:span text:style-name="T272"> </text:span><text:span text:style-name="T273">Representation</text:span><text:span text:style-name="T274"> </text:span><text:span text:style-name="T275">of</text:span><text:span text:style-name="T276"> </text:span><text:span text:style-name="T277">Collective</text:span><text:span text:style-name="T278"> </text:span><text:span text:style-name="T279">Violence</text:span>. Princeton: Princeton University Press.</text:p>
      <text:p text:style-name="Text_20_body">Chwe, Michael Suk-Young. 1998. “Culture, Circles, and Commercials: Publicity, Common Knowledge, and Social Coordination.” <text:span text:style-name="T280">Rationality</text:span><text:span text:style-name="T281"> </text:span><text:span text:style-name="T282">and</text:span><text:span text:style-name="T283"> </text:span><text:span text:style-name="T284">Society</text:span> 10(1): 47–75.</text:p>
      <text:p text:style-name="Text_20_body">———. 2001. “Rational Ritual: Culture, Coordination, and Common Knowledge.”</text:p>
      <text:p text:style-name="Text_20_body">Correlates of War Project. 2011. “State System Membership List, V2011.” <text:a xlink:type="simple" xlink:href="http://correlatesofwar.org" office:name=""><text:span text:style-name="Definition">http://correlatesofwar.org</text:span></text:a>.</text:p>
      <text:p text:style-name="Text_20_body">Des Forges, Allison. 1999. <text:span text:style-name="T285">Leave</text:span><text:span text:style-name="T286"> </text:span><text:span text:style-name="T287">None</text:span><text:span text:style-name="T288"> </text:span><text:span text:style-name="T289">to</text:span><text:span text:style-name="T290"> </text:span><text:span text:style-name="T291">Tell</text:span><text:span text:style-name="T292"> </text:span><text:span text:style-name="T293">the</text:span><text:span text:style-name="T294"> </text:span><text:span text:style-name="T295">Story</text:span><text:span text:style-name="T296">:</text:span><text:span text:style-name="T297"> </text:span><text:span text:style-name="T298">Genocide</text:span><text:span text:style-name="T299"> </text:span><text:span text:style-name="T300">in</text:span><text:span text:style-name="T301"> </text:span><text:span text:style-name="T302">Rwanda</text:span>. New York: Human Rights Watch.</text:p>
      <text:p text:style-name="Text_20_body">Deutsch, Karl W. 1953. <text:span text:style-name="T303">Nationalism</text:span><text:span text:style-name="T304"> </text:span><text:span text:style-name="T305">and</text:span><text:span text:style-name="T306"> </text:span><text:span text:style-name="T307">Social</text:span><text:span text:style-name="T308"> </text:span><text:span text:style-name="T309">Communication</text:span><text:span text:style-name="T310">:</text:span><text:span text:style-name="T311"> </text:span><text:span text:style-name="T312">an</text:span><text:span text:style-name="T313"> </text:span><text:span text:style-name="T314">Inquiry</text:span><text:span text:style-name="T315"> </text:span><text:span text:style-name="T316">into</text:span><text:span text:style-name="T317"> </text:span><text:span text:style-name="T318">the</text:span><text:span text:style-name="T319"> </text:span><text:span text:style-name="T320">Foundations</text:span><text:span text:style-name="T321"> </text:span><text:span text:style-name="T322">of</text:span><text:span text:style-name="T323"> </text:span><text:span text:style-name="T324">Nationality</text:span>. New York: Technology Press.</text:p>
      <text:p text:style-name="Text_20_body">Fearon, James D, and David D Laitin. 2003. “Ethnicity, Insurgency, and Civil War.” <text:span text:style-name="T325">American</text:span><text:span text:style-name="T326"> </text:span><text:span text:style-name="T327">Political</text:span><text:span text:style-name="T328"> </text:span><text:span text:style-name="T329">Science</text:span><text:span text:style-name="T330"> </text:span><text:span text:style-name="T331">Review</text:span> 75-90(01): 75.</text:p>
      <text:p text:style-name="Text_20_body">Fox, John. 2002. <text:span text:style-name="T332">An</text:span><text:span text:style-name="T333"> </text:span><text:span text:style-name="T334">R</text:span><text:span text:style-name="T335"> </text:span><text:span text:style-name="T336">and</text:span><text:span text:style-name="T337"> </text:span><text:span text:style-name="T338">S</text:span><text:span text:style-name="T339">-</text:span><text:span text:style-name="T340">Plus</text:span><text:span text:style-name="T341"> </text:span><text:span text:style-name="T342">Companion</text:span><text:span text:style-name="T343"> </text:span><text:span text:style-name="T344">to</text:span><text:span text:style-name="T345"> </text:span><text:span text:style-name="T346">Applied</text:span><text:span text:style-name="T347"> </text:span><text:span text:style-name="T348">Regression</text:span>. Thousand Oaks, CA: Sage.</text:p>
      <text:p text:style-name="Text_20_body">Frölich, Markus. 2006. “Non-Parametric Regression for Binary Dependent Variables.” <text:span text:style-name="T349">Econometrics</text:span><text:span text:style-name="T350"> </text:span><text:span text:style-name="T351">Journal</text:span> 9(3): 511–40.</text:p>
      <text:p text:style-name="Text_20_body">Gagnon Jr, V.P. 1994. “Ethnic Nationalism and International Conflict: The Case of Serbia.” <text:span text:style-name="T352">International</text:span><text:span text:style-name="T353"> </text:span><text:span text:style-name="T354">Security</text:span> 19(3): 130.</text:p>
      <text:p text:style-name="Text_20_body">Gelman, Andrew. 2008. “Scaling Regression Inputs by Dividing by Two Standard Deviations.” <text:span text:style-name="T355">Statistics</text:span><text:span text:style-name="T356"> </text:span><text:span text:style-name="T357">in</text:span><text:span text:style-name="T358"> </text:span><text:span text:style-name="T359">Medicine</text:span> 27(15): 2865–73.</text:p>
      <text:p text:style-name="Text_20_body">Hintze, Jerry L, and Ray D Nelson. 1998. “Violin Plots: A Box Plot-Density Trace Synergism.” <text:span text:style-name="T360">The</text:span><text:span text:style-name="T361"> </text:span><text:span text:style-name="T362">American</text:span><text:span text:style-name="T363"> </text:span><text:span text:style-name="T364">Statistician</text:span> 52(2): 181–84.</text:p>
      <text:p text:style-name="Text_20_body">Hubbard, Ben, and Hwaida Saad. 2014. “Pro-Hezbollah Song Opens Musical Front in Civil War Over Syria.” <text:span text:style-name="T365">The</text:span><text:span text:style-name="T366"> </text:span><text:span text:style-name="T367">New</text:span><text:span text:style-name="T368"> </text:span><text:span text:style-name="T369">York</text:span><text:span text:style-name="T370"> </text:span><text:span text:style-name="T371">Times</text:span>. <text:a xlink:type="simple" xlink:href="http://nyti.ms/1g1w8Iy" office:name=""><text:span text:style-name="Definition">http://nyti.ms/1g1w8Iy</text:span></text:a>.</text:p>
      <text:p text:style-name="Text_20_body">Im, Kyung So, M Hashem Pesaran, and Yongcheol Shin. 2003. “Testing for Unit Roots in Heterogeneous Panels.” <text:span text:style-name="T372">Journal</text:span><text:span text:style-name="T373"> </text:span><text:span text:style-name="T374">of</text:span><text:span text:style-name="T375"> </text:span><text:span text:style-name="T376">Econometrics</text:span> 115(1): 53–74.</text:p>
      <text:p text:style-name="Text_20_body">Kastellec, Jonathan P, and Eduardo L Leoni. 2007. “Using Graphs Instead of Tables in Political Science.” <text:span text:style-name="T377">Perspectives</text:span><text:span text:style-name="T378"> </text:span><text:span text:style-name="T379">on</text:span><text:span text:style-name="T380"> </text:span><text:span text:style-name="T381">Politics</text:span> 5(04): 755–71.</text:p>
      <text:p text:style-name="Text_20_body">Kellow, C.L., and H.L. Steeves. 1998. “The Role of Radio in the Rwandan Genocide.” <text:span text:style-name="T382">Journal</text:span><text:span text:style-name="T383"> </text:span><text:span text:style-name="T384">of</text:span><text:span text:style-name="T385"> </text:span><text:span text:style-name="T386">Communication</text:span> 48(3): 107–28.</text:p>
      <text:p text:style-name="Text_20_body">Keohane, Robert O, and Joseph S Nye. 1998. “Power and Interdependence in the Information Age.” <text:span text:style-name="T387">Foreign</text:span><text:span text:style-name="T388"> </text:span><text:span text:style-name="T389">Affairs</text:span> 77(5): 81.</text:p>
      <text:p text:style-name="Text_20_body">Kern, Holger Lutz, and Jens Hainmueller. 2009. “Opium for the Masses: How Foreign Media Can Stabilize Authoritarian Regimes.” <text:span text:style-name="T390">Political</text:span><text:span text:style-name="T391"> </text:span><text:span text:style-name="T392">Analysis</text:span> 17(4): 377–99.</text:p>
      <text:p text:style-name="Text_20_body">King, Gary, and Langche Zeng. 2001. “Logistic Regression in Rare Events Data.” <text:span text:style-name="T393">Political</text:span><text:span text:style-name="T394"> </text:span><text:span text:style-name="T395">Analysis</text:span> 9(2): 137–63.</text:p>
      <text:p text:style-name="Text_20_body">King, Ging, Robert O Keohane, and Sidney Verba. 1994. <text:span text:style-name="T396">Designing</text:span><text:span text:style-name="T397"> </text:span><text:span text:style-name="T398">Social</text:span><text:span text:style-name="T399"> </text:span><text:span text:style-name="T400">Inquiry</text:span><text:span text:style-name="T401">:</text:span><text:span text:style-name="T402"> </text:span><text:span text:style-name="T403">Scientific</text:span><text:span text:style-name="T404"> </text:span><text:span text:style-name="T405">Inference</text:span><text:span text:style-name="T406"> </text:span><text:span text:style-name="T407">in</text:span><text:span text:style-name="T408"> </text:span><text:span text:style-name="T409">Qualitative</text:span><text:span text:style-name="T410"> </text:span><text:span text:style-name="T411">Research</text:span>. Princeton: Princeton University Press.</text:p>
      <text:p text:style-name="Text_20_body">Kirkpatrick, David D. 2011. “Hopes for a Qaddafi Exit, and Worries of What Comes Next.” <text:span text:style-name="T412">The</text:span><text:span text:style-name="T413"> </text:span><text:span text:style-name="T414">New</text:span><text:span text:style-name="T415"> </text:span><text:span text:style-name="T416">York</text:span><text:span text:style-name="T417"> </text:span><text:span text:style-name="T418">Times</text:span>. <text:a xlink:type="simple" xlink:href="http://www.nytimes.com/2011/03/22/world/africa/22tripoli.html?pagewanted=all&amp;_r=0" office:name=""><text:span text:style-name="Definition">http://www.nytimes.com/2011/03/22/world/africa/22tripoli.html?pagewanted=all&amp;_r=0</text:span></text:a>.</text:p>
      <text:p text:style-name="Text_20_body">Levin, Andrew, Chien-Fu Lin, and Chia-Shang James Chu. 2002. “Unit Root Tests in Panel Data: Asymptotic and Finite-Sample Properties.” <text:span text:style-name="T419">Journal</text:span><text:span text:style-name="T420"> </text:span><text:span text:style-name="T421">of</text:span><text:span text:style-name="T422"> </text:span><text:span text:style-name="T423">Econometrics</text:span> 108(1): 1–24.</text:p>
      <text:p text:style-name="Text_20_body">Lyall, Jason, and Allan Dafoe. 2015. “From Cell Phones to Conflict? Reflections on the Emerging ICT-Political Conflict Research Agenda.” <text:span text:style-name="T424">Journal</text:span><text:span text:style-name="T425"> </text:span><text:span text:style-name="T426">of</text:span><text:span text:style-name="T427"> </text:span><text:span text:style-name="T428">Peace</text:span><text:span text:style-name="T429"> </text:span><text:span text:style-name="T430">Research</text:span>.</text:p>
      <text:p text:style-name="Text_20_body">Metzl, Jamie Frederic. 1997. “Rwandan Genocide and the International Law of Radio Jamming.” <text:span text:style-name="T431">The</text:span><text:span text:style-name="T432"> </text:span><text:span text:style-name="T433">American</text:span><text:span text:style-name="T434"> </text:span><text:span text:style-name="T435">Journal</text:span><text:span text:style-name="T436"> </text:span><text:span text:style-name="T437">of</text:span><text:span text:style-name="T438"> </text:span><text:span text:style-name="T439">International</text:span><text:span text:style-name="T440"> </text:span><text:span text:style-name="T441">Law</text:span> 91(4): 628.</text:p>
      <text:p text:style-name="Text_20_body">Mutz, Diana C. 1998. <text:span text:style-name="T442">Impersonal</text:span><text:span text:style-name="T443"> </text:span><text:span text:style-name="T444">Influence</text:span><text:span text:style-name="T445">:</text:span><text:span text:style-name="T446"> </text:span><text:span text:style-name="T447">How</text:span><text:span text:style-name="T448"> </text:span><text:span text:style-name="T449">Perceptions</text:span><text:span text:style-name="T450"> </text:span><text:span text:style-name="T451">of</text:span><text:span text:style-name="T452"> </text:span><text:span text:style-name="T453">Mass</text:span><text:span text:style-name="T454"> </text:span><text:span text:style-name="T455">Collectives</text:span><text:span text:style-name="T456"> </text:span><text:span text:style-name="T457">Affect</text:span><text:span text:style-name="T458"> </text:span><text:span text:style-name="T459">Political</text:span><text:span text:style-name="T460"> </text:span><text:span text:style-name="T461">Attitudes</text:span>. Cambridge: Cambridge University Press.</text:p>
      <text:p text:style-name="Text_20_body">Nye, Joseph S. 1990. “Soft Power” <text:span text:style-name="T462">Foreign</text:span><text:span text:style-name="T463"> </text:span><text:span text:style-name="T464">Policy</text:span> (80): 153–71.</text:p>
      <text:p text:style-name="Text_20_body">———. 2004. <text:span text:style-name="T465">Soft</text:span><text:span text:style-name="T466"> </text:span><text:span text:style-name="T467">Power</text:span><text:span text:style-name="T468">:</text:span><text:span text:style-name="T469"> </text:span><text:span text:style-name="T470">The</text:span><text:span text:style-name="T471"> </text:span><text:span text:style-name="T472">Means</text:span><text:span text:style-name="T473"> </text:span><text:span text:style-name="T474">to</text:span><text:span text:style-name="T475"> </text:span><text:span text:style-name="T476">Success</text:span><text:span text:style-name="T477"> </text:span><text:span text:style-name="T478">in</text:span><text:span text:style-name="T479"> </text:span><text:span text:style-name="T480">World</text:span><text:span text:style-name="T481"> </text:span><text:span text:style-name="T482">Politics</text:span>. New York: Public Affairs.</text:p>
      <text:p text:style-name="Text_20_body">Paluck, Elizabeth Levy. 2009. “Reducing Intergroup Prejudice and Conflict Using the Media: A Field Experiment in Rwanda.” <text:span text:style-name="T483">Journal</text:span><text:span text:style-name="T484"> </text:span><text:span text:style-name="T485">of</text:span><text:span text:style-name="T486"> </text:span><text:span text:style-name="T487">Personality</text:span><text:span text:style-name="T488"> </text:span><text:span text:style-name="T489">and</text:span><text:span text:style-name="T490"> </text:span><text:span text:style-name="T491">Social</text:span><text:span text:style-name="T492"> </text:span><text:span text:style-name="T493">Psychology</text:span> 96(3): 574–87.</text:p>
      <text:p text:style-name="Text_20_body">“Roads Sealed as Yugoslav Unrest Mounts.” 1990. <text:span text:style-name="T494">The</text:span><text:span text:style-name="T495"> </text:span><text:span text:style-name="T496">New</text:span><text:span text:style-name="T497"> </text:span><text:span text:style-name="T498">York</text:span><text:span text:style-name="T499"> </text:span><text:span text:style-name="T500">Times</text:span>. <text:a xlink:type="simple" xlink:href="http://www.nytimes.com/1990/08/19/world/roads-sealed-as-yugoslav-unrest-mounts.html" office:name=""><text:span text:style-name="Definition">http://www.nytimes.com/1990/08/19/world/roads-sealed-as-yugoslav-unrest-mounts.html</text:span></text:a>.</text:p>
      <text:p text:style-name="Text_20_body">Sambanis, N. 2004. “What Is Civil War?: Conceptual and Empirical Complexities of an Operational Definition.” <text:span text:style-name="T501">Journal</text:span><text:span text:style-name="T502"> </text:span><text:span text:style-name="T503">of</text:span><text:span text:style-name="T504"> </text:span><text:span text:style-name="T505">Conflict</text:span><text:span text:style-name="T506"> </text:span><text:span text:style-name="T507">Resolution</text:span> 48(6): 814–58.</text:p>
      <text:p text:style-name="Text_20_body">Simons, Marlise. 2002. “Trial Centers on Role of Press During Rwanda Massacre.” <text:span text:style-name="T508">The</text:span><text:span text:style-name="T509"> </text:span><text:span text:style-name="T510">New</text:span><text:span text:style-name="T511"> </text:span><text:span text:style-name="T512">York</text:span><text:span text:style-name="T513"> </text:span><text:span text:style-name="T514">Times</text:span>. <text:a xlink:type="simple" xlink:href="http://nyti.ms/1DQPT66" office:name=""><text:span text:style-name="Definition">http://nyti.ms/1DQPT66</text:span></text:a>.</text:p>
      <text:p text:style-name="Text_20_body">Straus, Scott. 2007. “What Is the Relationship Between Hate Radio and Violence? Rethinking Rwanda’s Radio Machete.” <text:span text:style-name="T515">Politics</text:span><text:span text:style-name="T516"> </text:span><text:span text:style-name="T517">&amp;</text:span><text:span text:style-name="T518"> </text:span><text:span text:style-name="T519">Society</text:span> 35(4): 609–37.</text:p>
      <text:p text:style-name="Text_20_body">Tambiah, Stanley J. 1996. <text:span text:style-name="T520">Leveling</text:span><text:span text:style-name="T521"> </text:span><text:span text:style-name="T522">Crowds</text:span><text:span text:style-name="T523">:</text:span><text:span text:style-name="T524"> </text:span><text:span text:style-name="T525">Ethnonationalist</text:span><text:span text:style-name="T526"> </text:span><text:span text:style-name="T527">Conflicts</text:span><text:span text:style-name="T528"> </text:span><text:span text:style-name="T529">and</text:span><text:span text:style-name="T530"> </text:span><text:span text:style-name="T531">Collective</text:span><text:span text:style-name="T532"> </text:span><text:span text:style-name="T533">Violence</text:span><text:span text:style-name="T534"> </text:span><text:span text:style-name="T535">in</text:span><text:span text:style-name="T536"> </text:span><text:span text:style-name="T537">South</text:span><text:span text:style-name="T538"> </text:span><text:span text:style-name="T539">Asia</text:span>. Berkeley: University of California Press.</text:p>
      <text:p text:style-name="Text_20_body">Warren, T Camber. 2014. “Not by the Sword Alone: Soft Power, Mass Media, and the Production of State Sovereignty.” <text:span text:style-name="T540">International</text:span><text:span text:style-name="T541"> </text:span><text:span text:style-name="T542">Organization</text:span> 68(01): 111–41.</text:p>
      <text:p text:style-name="Text_20_body">Wood, S N. 2000. “Modelling and Smoothing Parameter Estimation with Multiple Quadratic Penalties.” <text:span text:style-name="T543">Journal</text:span><text:span text:style-name="T544"> </text:span><text:span text:style-name="T545">of</text:span><text:span text:style-name="T546"> </text:span><text:span text:style-name="T547">the</text:span><text:span text:style-name="T548"> </text:span><text:span text:style-name="T549">Royal</text:span><text:span text:style-name="T550"> </text:span><text:span text:style-name="T551">Statistical</text:span><text:span text:style-name="T552"> </text:span><text:span text:style-name="T553">Society</text:span><text:span text:style-name="T554"> </text:span><text:span text:style-name="T555">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